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05000003D3000003D3ABDC8A88.svg" manifest:media-type="image/svg+xml"/>
  <manifest:file-entry manifest:full-path="Pictures/100001E2000003D3000003D3770996D7.svg" manifest:media-type="image/svg+xml"/>
  <manifest:file-entry manifest:full-path="Pictures/10000001000000250000002596487D9B.png" manifest:media-type="image/png"/>
  <manifest:file-entry manifest:full-path="Pictures/100000010000002500000025F578DD2C.png" manifest:media-type="image/png"/>
  <manifest:file-entry manifest:full-path="Pictures/100000010000002500000025C16873D1.png" manifest:media-type="image/png"/>
  <manifest:file-entry manifest:full-path="Pictures/10000958000003D3000003D31BD870FC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inherit" fo:font-size="18pt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inherit" fo:font-size="18pt"/>
    </style:style>
    <style:style style:name="P3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inherit" fo:font-size="15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gg sans" fo:font-size="12pt" fo:letter-spacing="normal" fo:font-style="normal" fo:font-weight="normal" loext:padding="0cm" loext:border="none"/>
    </style:style>
    <style:style style:name="P6" style:family="paragraph" style:parent-style-name="Heading_20_3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inherit" fo:font-size="12pt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20098d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normal" loext:padding="0cm" loext:border="none"/>
    </style:style>
    <style:style style:name="P11" style:family="paragraph" style:parent-style-name="Heading_20_3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3" style:family="paragraph" style:parent-style-name="Heading_20_3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letter-spacing="normal" loext:padding="0cm" loext:border="none"/>
    </style:style>
    <style:style style:name="T2" style:family="text">
      <style:text-properties fo:font-variant="normal" fo:text-transform="none" style:font-name="inherit" fo:font-size="15pt" fo:letter-spacing="normal" fo:font-style="normal" fo:font-weight="bold" loext:padding="0cm" loext:border="none"/>
    </style:style>
    <style:style style:name="T3" style:family="text">
      <style:text-properties fo:font-variant="normal" fo:text-transform="none" style:font-name="inherit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style:font-name="inherit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gg sans" fo:font-size="12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Cadre1" text:anchor-type="char" svg:width="0.041cm" draw:z-index="0"><draw:text-box fo:min-height="0.041cm"><text:p text:style-name="P2">,</text:p></draw:text-box></draw:frame>Projet Portfolio</text:h>
      <text:h text:style-name="P3" text:outline-level="2"><draw:frame draw:style-name="fr1" draw:name="Cadre2" text:anchor-type="char" svg:width="0.041cm" draw:z-index="2"><draw:text-box fo:min-height="0.041cm"><text:p text:style-name="P4">,</text:p></draw:text-box></draw:frame><text:span text:style-name="T1"><draw:frame draw:style-name="fr2" draw:name="Image1" text:anchor-type="as-char" svg:width="0.979cm" svg:height="0.979cm" draw:z-index="1"><draw:image xlink:href="Pictures/10000405000003D3000003D3ABDC8A88.svg" xlink:type="simple" xlink:show="embed" xlink:actuate="onLoad" draw:mime-type="image/svg+xml"/><draw:image xlink:href="Pictures/10000001000000250000002596487D9B.png" xlink:type="simple" xlink:show="embed" xlink:actuate="onLoad" draw:mime-type="image/png"/><svg:title>🎯</svg:title></draw:frame></text:span><text:span text:style-name="T1"><text:s/></text:span><text:span text:style-name="Strong_20_Emphasis"><text:span text:style-name="T2">Objectif du projet : Créer un portfolio professionnel</text:span></text:span></text:h>
      <text:p text:style-name="P5">Ce projet a pour but de vous permettre de présenter vos compétences, vos projets et votre identité de développeur web à travers un site portfolio professionnel. Il servira à la fois pour votre recherche de stage/emploi et pour montrer vos progrès techniques. --- </text:p>
      <text:h text:style-name="P3" text:outline-level="2"><draw:frame draw:style-name="fr1" draw:name="Cadre3" text:anchor-type="char" svg:width="0.041cm" draw:z-index="4"><draw:text-box fo:min-height="0.041cm"><text:p text:style-name="P4">,</text:p></draw:text-box></draw:frame><text:span text:style-name="T1"><draw:frame draw:style-name="fr2" draw:name="Image2" text:anchor-type="as-char" svg:width="0.979cm" svg:height="0.979cm" draw:z-index="3"><draw:image xlink:href="Pictures/100001E2000003D3000003D3770996D7.svg" xlink:type="simple" xlink:show="embed" xlink:actuate="onLoad" draw:mime-type="image/svg+xml"/><draw:image xlink:href="Pictures/100000010000002500000025F578DD2C.png" xlink:type="simple" xlink:show="embed" xlink:actuate="onLoad" draw:mime-type="image/png"/><svg:title>✅</svg:title></draw:frame></text:span><text:span text:style-name="T1"><text:s/></text:span><text:span text:style-name="Strong_20_Emphasis"><text:span text:style-name="T2">Contenu conseillé du portfolio</text:span></text:span></text:h>
      <text:list text:style-name="L1">
        <text:list-item>
          <text:list>
            <text:list-item>
              <text:list>
                <text:list-item>
                  <text:h text:style-name="P6" text:outline-level="3"><draw:frame draw:style-name="fr1" draw:name="Cadre4" text:anchor-type="char" svg:width="0.041cm" draw:z-index="5"><draw:text-box fo:min-height="0.041cm"><text:p text:style-name="P7">,</text:p></draw:text-box></draw:frame><text:span text:style-name="Strong_20_Emphasis"><text:span text:style-name="T3">Identité claire dès l’arrivée</text:span></text:span></text:h>
                </text:list-item>
              </text:list>
            </text:list-item>
          </text:list>
        </text:list-item>
      </text:list>
      <text:list text:style-name="L2">
        <text:list-item>
          <text:p text:style-name="P8"><draw:frame draw:style-name="fr1" draw:name="Cadre5" text:anchor-type="char" svg:width="0.041cm" draw:z-index="6"><draw:text-box fo:min-height="0.041cm"><text:p text:style-name="P7">,</text:p></draw:text-box></draw:frame><draw:frame draw:style-name="fr1" draw:name="Cadre6" text:anchor-type="char" svg:width="0.041cm" draw:z-index="7"><draw:text-box fo:min-height="0.041cm"><text:p text:style-name="P7">,</text:p></draw:text-box></draw:frame><text:span text:style-name="T4">Votre </text:span><text:span text:style-name="Strong_20_Emphasis"><text:span text:style-name="T3">nom complet</text:span></text:span></text:p>
        </text:list-item>
        <text:list-item>
          <text:p text:style-name="P9"><draw:frame draw:style-name="fr1" draw:name="Cadre7" text:anchor-type="char" svg:width="0.041cm" draw:z-index="8"><draw:text-box fo:min-height="0.041cm"><text:p text:style-name="P7">,</text:p></draw:text-box></draw:frame><text:span text:style-name="T4">Votre </text:span><text:span text:style-name="Strong_20_Emphasis"><text:span text:style-name="T3">rôle ou spécialité</text:span></text:span><text:span text:style-name="T4"> (ex : "Développeur fullstack, front-end", "Développeuse fullstack", etc.)</text:span></text:p>
        </text:list-item>
        <text:list-item>
          <text:p text:style-name="P10"><draw:frame draw:style-name="fr1" draw:name="Cadre8" text:anchor-type="char" svg:width="0.041cm" draw:z-index="9"><draw:text-box fo:min-height="0.041cm"><text:p text:style-name="P7">,</text:p></draw:text-box></draw:frame>Une phrase d'accroche ou un court résumé (qui vous êtes, ce que vous aimez faire)</text:p>
        </text:list-item>
      </text:list>
      <text:list text:style-name="L3">
        <text:list-item>
          <text:list>
            <text:list-item>
              <text:list>
                <text:list-item>
                  <text:h text:style-name="P11" text:outline-level="3"><draw:frame draw:style-name="fr1" draw:name="Cadre9" text:anchor-type="char" svg:width="0.041cm" draw:z-index="10"><draw:text-box fo:min-height="0.041cm"><text:p text:style-name="P7">,</text:p></draw:text-box></draw:frame><text:span text:style-name="Strong_20_Emphasis"><text:span text:style-name="T3">Moyen(s) de contact</text:span></text:span></text:h>
                </text:list-item>
              </text:list>
            </text:list-item>
          </text:list>
        </text:list-item>
      </text:list>
      <text:p text:style-name="P12"><draw:frame draw:style-name="fr1" draw:name="Cadre10" text:anchor-type="char" svg:width="0.041cm" draw:z-index="11"><draw:text-box fo:min-height="0.041cm"><text:p text:style-name="P7">,</text:p></draw:text-box></draw:frame><text:span text:style-name="T5">Une </text:span><text:span text:style-name="Strong_20_Emphasis"><text:span text:style-name="T4">adresse email</text:span></text:span><text:span text:style-name="T1"> </text:span><text:span text:style-name="T5">ou formulaire de contact et ou un ou plusieurs </text:span><text:span text:style-name="Strong_20_Emphasis"><text:span text:style-name="T4">liens vers vos réseaux pro</text:span></text:span><text:span text:style-name="T1"> </text:span><text:span text:style-name="T5">(LinkedIn, GitHub, etc.) </text:span></text:p>
      <text:list text:style-name="L4">
        <text:list-item>
          <text:list>
            <text:list-item>
              <text:list>
                <text:list-item>
                  <text:h text:style-name="P13" text:outline-level="3"><draw:frame draw:style-name="fr1" draw:name="Cadre11" text:anchor-type="char" svg:width="0.041cm" draw:z-index="12"><draw:text-box fo:min-height="0.041cm"><text:p text:style-name="P7">,</text:p></draw:text-box></draw:frame><text:span text:style-name="Strong_20_Emphasis"><text:span text:style-name="T3">Vos meilleurs projets (3 à 5 maximum)</text:span></text:span></text:h>
                </text:list-item>
              </text:list>
            </text:list-item>
          </text:list>
        </text:list-item>
      </text:list>
      <text:p text:style-name="P5"><draw:frame draw:style-name="fr1" draw:name="Cadre12" text:anchor-type="char" svg:width="0.041cm" draw:z-index="13"><draw:text-box fo:min-height="0.041cm"><text:p text:style-name="P7">,</text:p></draw:text-box></draw:frame>Pour chaque projet : </text:p>
      <text:list text:style-name="L5">
        <text:list-item>
          <text:p text:style-name="P14"><draw:frame draw:style-name="fr1" draw:name="Cadre13" text:anchor-type="char" svg:width="0.041cm" draw:z-index="14"><draw:text-box fo:min-height="0.041cm"><text:p text:style-name="P7">,</text:p></draw:text-box></draw:frame><text:span text:style-name="T4">Une </text:span><text:span text:style-name="Strong_20_Emphasis"><text:span text:style-name="T3">capture d’écran représentative</text:span></text:span></text:p>
        </text:list-item>
        <text:list-item>
          <text:p text:style-name="P14"><draw:frame draw:style-name="fr1" draw:name="Cadre14" text:anchor-type="char" svg:width="0.041cm" draw:z-index="15"><draw:text-box fo:min-height="0.041cm"><text:p text:style-name="P7">,</text:p></draw:text-box></draw:frame><text:span text:style-name="T4">Un </text:span><text:span text:style-name="Strong_20_Emphasis"><text:span text:style-name="T3">lien vers le site en ligne</text:span></text:span><text:span text:style-name="T4"> (si possible)</text:span></text:p>
        </text:list-item>
        <text:list-item>
          <text:p text:style-name="P14"><draw:frame draw:style-name="fr1" draw:name="Cadre15" text:anchor-type="char" svg:width="0.041cm" draw:z-index="16"><draw:text-box fo:min-height="0.041cm"><text:p text:style-name="P7">,</text:p></draw:text-box></draw:frame><text:span text:style-name="T4">Un </text:span><text:span text:style-name="Strong_20_Emphasis"><text:span text:style-name="T3">lien vers le code source sur GitHub</text:span></text:span></text:p>
        </text:list-item>
        <text:list-item>
          <text:p text:style-name="P14"><draw:frame draw:style-name="fr1" draw:name="Cadre16" text:anchor-type="char" svg:width="0.041cm" draw:z-index="17"><draw:text-box fo:min-height="0.041cm"><text:p text:style-name="P7">,</text:p></draw:text-box></draw:frame><text:span text:style-name="T4">Un </text:span><text:span text:style-name="Strong_20_Emphasis"><text:span text:style-name="T3">petit texte explicatif</text:span></text:span><text:span text:style-name="T4"> : que fait le projet, les technologies utilisées, ce que vous avez appris ou réalisé dans ce projet</text:span></text:p>
        </text:list-item>
      </text:list>
      <text:p text:style-name="P5">--- </text:p>
      <text:h text:style-name="P3" text:outline-level="2"><draw:frame draw:style-name="fr1" draw:name="Cadre17" text:anchor-type="char" svg:width="0.041cm" draw:z-index="19"><draw:text-box fo:min-height="0.041cm"><text:p text:style-name="P4">,</text:p></draw:text-box></draw:frame><text:span text:style-name="T1"><draw:frame draw:style-name="fr2" draw:name="Image3" text:anchor-type="as-char" svg:width="0.979cm" svg:height="0.979cm" draw:z-index="18"><draw:image xlink:href="Pictures/10000958000003D3000003D31BD870FC.svg" xlink:type="simple" xlink:show="embed" xlink:actuate="onLoad" draw:mime-type="image/svg+xml"/><draw:image xlink:href="Pictures/100000010000002500000025C16873D1.png" xlink:type="simple" xlink:show="embed" xlink:actuate="onLoad" draw:mime-type="image/png"/><svg:title>🧑‍💻</svg:title></draw:frame></text:span><text:span text:style-name="T1"><text:s/></text:span><text:span text:style-name="Strong_20_Emphasis"><text:span text:style-name="T2">Techniquement, le portfolio doit :</text:span></text:span></text:h>
      <text:list text:style-name="L6">
        <text:list-item>
          <text:p text:style-name="P15"><draw:frame draw:style-name="fr1" draw:name="Cadre18" text:anchor-type="char" svg:width="0.041cm" draw:z-index="20"><draw:text-box fo:min-height="0.041cm"><text:p text:style-name="P7">,</text:p></draw:text-box></draw:frame><text:span text:style-name="T4">Être </text:span><text:span text:style-name="Strong_20_Emphasis"><text:span text:style-name="T3">responsive</text:span></text:span><text:span text:style-name="T4"> (adapté aux mobiles et tablettes)</text:span></text:p>
        </text:list-item>
        <text:list-item>
          <text:p text:style-name="P15"><draw:frame draw:style-name="fr1" draw:name="Cadre19" text:anchor-type="char" svg:width="0.041cm" draw:z-index="21"><draw:text-box fo:min-height="0.041cm"><text:p text:style-name="P7">,</text:p></draw:text-box></draw:frame><text:span text:style-name="T4">Avoir une </text:span><text:span text:style-name="Strong_20_Emphasis"><text:span text:style-name="T3">navigation claire et fluide</text:span></text:span></text:p>
        </text:list-item>
        <text:list-item>
          <text:p text:style-name="P15"><text:span text:style-name="T4">Être </text:span><text:span text:style-name="Strong_20_Emphasis"><text:span text:style-name="T3">soigné visuellement</text:span></text:span><text:span text:style-name="T4"> (design, typographie, couleurs cohérentes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8:14:26.730992100</meta:creation-date>
    <dc:date>2025-06-26T00:16:40.494268900</dc:date>
    <meta:editing-duration>PT1M20S</meta:editing-duration>
    <meta:editing-cycles>2</meta:editing-cycles>
    <meta:generator>LibreOffice/25.2.4.1$Windows_X86_64 LibreOffice_project/09303ce8b49f86f106fccd32b1324662053027cc</meta:generator>
    <meta:document-statistic meta:table-count="0" meta:image-count="3" meta:object-count="0" meta:page-count="1" meta:paragraph-count="40" meta:word-count="226" meta:character-count="1250" meta:non-whitespace-character-count="1070"/>
  </office:meta>
</office:document-meta>
</file>